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margin-top="0.1666in" fo:margin-bottom="0.1104in" fo:line-height="115%"/>
      <style:text-properties style:font-name="Arial" style:font-name-asian="Arial" style:font-name-complex="Arial" fo:font-size="11pt" style:font-size-asian="11pt" style:font-size-complex="11pt"/>
    </style:style>
    <style:style style:name="P24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25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2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7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2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30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3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2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3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6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37" style:parent-style-name="Hipervínculo" style:family="text">
      <style:text-properties style:font-name="Arial" style:font-name-asian="Arial" style:font-name-complex="Arial" fo:font-size="11pt" style:font-size-asian="11pt" style:font-size-complex="11pt"/>
    </style:style>
    <style:style style:name="T3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3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4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41" style:parent-style-name="Hipervínculo" style:family="text">
      <style:text-properties style:font-name="Arial" style:font-name-asian="Arial" style:font-name-complex="Arial" fo:font-size="11pt" style:font-size-asian="11pt" style:font-size-complex="11pt"/>
    </style:style>
    <style:style style:name="T4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4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4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4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4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47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4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49" style:parent-style-name="Hipervínculo" style:family="text">
      <style:text-properties style:font-name="Arial" style:font-name-asian="Arial" style:font-name-complex="Arial" fo:font-size="11pt" style:font-size-asian="11pt" style:font-size-complex="11pt"/>
    </style:style>
    <style:style style:name="T5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5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5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5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5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5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5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5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5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59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6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61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6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6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64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65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6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67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68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6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7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7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72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7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7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7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7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7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7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7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8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8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8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8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8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85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86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8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8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8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90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91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9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93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94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9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9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97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98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9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0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0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0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0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0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0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0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0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0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0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1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1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12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1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1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1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1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1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1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1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12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2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22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23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24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25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26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27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28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2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13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3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3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3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13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3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3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37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3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3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4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4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42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43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4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4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4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47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4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4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5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5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5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5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5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5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5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57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5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5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6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6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62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63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64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65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6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167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6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6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7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7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7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7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7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7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7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77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7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7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8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8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8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8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8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85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86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87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8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18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90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9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19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93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9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19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9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197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</office:automatic-styles>
  <office:body>
    <office:text text:use-soft-page-breaks="true">
      <text:p text:style-name="P1">No tengo intención de presentar este formato, pero respondo punto por punto para asegurarme que el proyecto tiene toda la información requerida antes de redactarlo mejor.</text:p>
      <text:p text:style-name="P24">1. Establecer el objetivo de lo que se quiere hacer y analizar su idoneidad.<text:s/></text:p>
      <text:p text:style-name="P25"><text:s text:c="4"/>a. Explicar qué se va a hacer.</text:p>
      <text:p text:style-name="P26">Se pretende crear una aplicación web que sirva como bolsa de trabajo para antiguos alumnos del centro<text:s/>que hayan cursado<text:s/>exitosamente<text:s/>una FP.</text:p>
      <text:p text:style-name="P27"><text:s text:c="4"/>b. Analizar la utilidad.<text:s/></text:p>
      <text:p text:style-name="Normal"><text:span text:style-name="T28"><text:s text:c="4"/></text:span><text:span text:style-name="T29"><text:s text:c="4"/></text:span><text:span text:style-name="T30">i. Qué beneficios aporta.</text:span></text:p>
      <text:p text:style-name="P31">Crea un ecosistema cerrado donde<text:s/>los profesores que ejercerán de administradores conocen a los exalumnos y por tanto<text:s/>podrán<text:s/>guiar a estos y conseguirles trabajos que se adecuen a sus virtudes.</text:p>
      <text:p text:style-name="P32"><text:s text:c="4"/><text:s text:c="4"/>Ii. Quién puede estar interesado.</text:p>
      <text:p text:style-name="P33">-Empresas: Este sistema más personalizado hace más probable que se encuentre un candidato adecuado para el puesto.</text:p>
      <text:p text:style-name="P34">-Profesores: Pueden usar esta herramienta para contactar con exalumnos y ofrecerles las ofertas que llegan al centro.</text:p>
      <text:p text:style-name="P35">-Exalumnos: Una fuente más de posible empleo.</text:p>
      <text:p text:style-name="P36"><text:s text:c="4"/><text:s text:c="4"/>iii. Realizar un estudio de similares existentes.</text:p>
      <text:p text:style-name="Normal"><text:a xlink:href="https://www.empleafp.com" office:target-frame-name="_top" xlink:show="replace"><text:span text:style-name="T37">www.empleafp.com</text:span></text:a><text:span text:style-name="T38"><text:s/>ofrece a centros educativos la posibilidad</text:span><text:span text:style-name="T39"><text:s/>de utilizar su plataforma para crear una red para su centro, pero es una solución de pago.</text:span></text:p>
      <text:p text:style-name="Normal"><text:span text:style-name="T40">Otros portales como<text:s/></text:span><text:a xlink:href="https://www.studentjob.es" office:target-frame-name="_top" xlink:show="replace"><text:span text:style-name="T41">www.studentjob.es</text:span></text:a><text:span text:style-name="T42"><text:s/>son simplemente bolsas de trabajo online al uso cuya una<text:s/></text:span><text:span text:style-name="T43">vinculación</text:span><text:span text:style-name="T44"><text:s/>con los centros<text:s/></text:span><text:span text:style-name="T45">educación</text:span><text:span text:style-name="T46"><text:s/>es el brand</text:span><text:span text:style-name="T47">ing</text:span><text:span text:style-name="T48"><text:s/>mediante el uso de la palabra “student”.</text:span></text:p>
      <text:p text:style-name="Normal"><text:a xlink:href="https://www.linkedin.com" office:target-frame-name="_top" xlink:show="replace"><text:span text:style-name="T49">www.linkedin.com</text:span></text:a><text:span text:style-name="T50"><text:s/>es por supuesto un referente en el campo de portales web de<text:s/></text:span><text:span text:style-name="T51">búsqueda d</text:span><text:span text:style-name="T52">e<text:s/></text:span><text:span text:style-name="T53">empleo,</text:span><text:span text:style-name="T54"><text:s/>pero el enfoque de este es más parecido al de una red social y es perfectamente</text:span><text:span text:style-name="T55"><text:s/>compatible</text:span><text:span text:style-name="T56"><text:s/>para un exalumno demandante de empleo usar ambos portales.</text:span></text:p>
      <text:p text:style-name="P57">En el ámbito regional, la universidad de Murcia ofrece un servicio similar, el<text:s/>CIFP politécnico<text:s/>de<text:s/>Murcia<text:s/>también<text:s/>ofrece en su portal la posibilidad de formar parte de una bolsa de empleo<text:s/>(aunque esta no cuenta con portal propio) y el<text:s/>IES Ingeniero de la Cierva<text:s/>también<text:s/>parece contar con<text:s/>su propia bolsa online, pero en el momento de realización de este documento se encuentra caída<text:s/>en proceso de actualización.</text:p>
      <text:p text:style-name="Normal"><text:span text:style-name="T58">.</text:span></text:p>
      <text:p text:style-name="P59"><text:s text:c="4"/>2. Planificar la elaboración y analizar su viabilidad.<text:s/></text:p>
      <text:p text:style-name="P60">Planeo usar un ciclo de desarrollo de software iterativo, en la primera iteración se<text:s/>añadirá<text:s/>la funcionalidad mínima para la operatividad del sistema y en posteriores versiones se<text:s/>irán<text:s/>añadiendo<text:s/>funcionalidades hasta crear un proyecto lo más completo posible a día de la fecha de entrega.</text:p>
      <text:p text:style-name="P61"><text:s text:c="4"/>a. Especificar las fases de forma realista.</text:p>
      <text:p text:style-name="Normal"><text:span text:style-name="T62"><text:s/></text:span><text:span text:style-name="T63"><text:s text:c="7"/></text:span><text:span text:style-name="T64"><text:s/></text:span><text:span text:style-name="T65">i. Utilizar una herramienta de planificación (con diagrama de Gantt o similar).<text:s/></text:span></text:p>
      <text:p text:style-name="P66">Diagrama de Gantt en carpeta UML</text:p>
      <text:p text:style-name="P67"><text:s text:c="8"/>ii. Incluirlo todo, también estos análisis y las fases posteriores a la entrega de<text:s/>este<text:s/>proyecto.<text:s/></text:p>
      <text:p text:style-name="P68"><text:s text:c="4"/>b. Especificar el coste económico de todo lo que forme parte del proyecto<text:s/></text:p>
      <text:p text:style-name="P69">El costo económico del desarrollo del proyecto será nulo al usar Software libre y hacerlo gratuitamente a fin de presentarlo como proyecto de DAM.<text:s/>Si acarrearan<text:s/>costes<text:s/>regulares, la<text:s/>elección<text:s/>de dominio, el<text:s/>tipo de hosting seleccionado,<text:s/>si se quiere un<text:s/>sistema de gestión de base de datos de pago, equipo de mantenimiento y servicios adicionales<text:s/>como CloudFlare.</text:p>
      <text:p text:style-name="Normal"><text:span text:style-name="T70"><text:s text:c="4"/></text:span><text:span text:style-name="T71"><text:s text:c="4"/></text:span><text:span text:style-name="T72">i. Utilizar una herramienta apropiada.</text:span></text:p>
      <text:p text:style-name="P73">(Revisar más adelante)</text:p>
      <text:p text:style-name="P74">-IntelliJ Comunity edition.</text:p>
      <text:p text:style-name="P75">-Spring</text:p>
      <text:p text:style-name="P76">-MySQL(mientras la base de datos sea local)</text:p>
      <text:p text:style-name="P77">- Postgresql(Despliegue)</text:p>
      <text:p text:style-name="P78">-SupaBase</text:p>
      <text:p text:style-name="P79">-Angular</text:p>
      <text:p text:style-name="P80">-Plan Gratuito CloudFlare</text:p>
      <text:p text:style-name="Normal"><text:span text:style-name="T81">- Railway</text:span></text:p>
      <text:p text:style-name="P82">-Estudiaré en su momento si pagar un domino o usar freenom, Duckdns<text:s/>o similar.</text:p>
      <text:p text:style-name="P83"/>
      <text:p text:style-name="Normal"><text:span text:style-name="T84"><text:s text:c="7"/></text:span><text:span text:style-name="T85"><text:s/></text:span><text:span text:style-name="T86">Ii. Planificar cómo se amortizarán los costes.</text:span></text:p>
      <text:p text:style-name="P87">El proyecto es sin<text:s/>ánimo<text:s/>de lucro.<text:s/>De contratar un dominio la<text:s/>amortización<text:s/>de este sería la capacidad de mostrar mi proyecto funcionando a posibles<text:s/>futuros contratadores.</text:p>
      <text:p text:style-name="Normal"><text:span text:style-name="T88"><text:s text:c="5"/></text:span><text:span text:style-name="T89"><text:s text:c="3"/></text:span><text:span text:style-name="T90">Iii. Analizar los beneficios en cantidad y tiempo.<text:s/></text:span></text:p>
      <text:p text:style-name="P91"><text:s text:c="12"/>1. Económicos o de cualquier otro tipo.<text:s/></text:p>
      <text:p text:style-name="Normal"><text:span text:style-name="T92"><text:s text:c="3"/></text:span><text:span text:style-name="T93"><text:s/></text:span><text:span text:style-name="T94">c. Reflexiona acerca de la posibilidad de realizar el proyecto en tiempo y forma.</text:span><text:span text:style-name="T95"><text:s/></text:span></text:p>
      <text:p text:style-name="P96">Al estar realizando un proyecto similar en mis practicas puedo adaptar las<text:s/>tecnologías<text:s/>que voy a usar a aquellas que aprenda en la empresa, reduciendo significativamente el tiempo que de otra forma emplearía en<text:s/>documentación/capacitación<text:s/>y adaptando este proyecto a los estándares actuales.<text:s/>Es, en mi opinión,<text:s/>posible presentar una aplicación de estas características en el tiempo estipulado, aunque es probable que no<text:s/>dé<text:s/>tiempo a<text:s/>implementar todas las funcionalidades adicionales<text:s/>detalladas<text:s/>en este documento.</text:p>
      <text:p text:style-name="Normal"><text:span text:style-name="T97"><text:s/></text:span><text:span text:style-name="T98"><text:s text:c="3"/></text:span><text:span text:style-name="T99">d. Definir el alcance y las restricciones o limitaciones del sistema.<text:s/></text:span></text:p>
      <text:p text:style-name="P100">Análisis<text:s/>de Requisitos:</text:p>
      <text:p text:style-name="P101">-El sistema<text:s/>tendrá<text:s/>3<text:s/>tipos de usuarios:</text:p>
      <text:p text:style-name="P102"><text:s text:c="4"/>*Exalumnos:<text:s/>Podrán<text:s/>ver y<text:s/>seleccionar<text:s/>ofertas de trabajo.</text:p>
      <text:p text:style-name="P103"><text:s text:c="4"/>*Profesores: Actuarán como administradores y podrán crear nuevas<text:s/>empresas y<text:s/>ofertas de trabajo en<text:s/>el portal.</text:p>
      <text:p text:style-name="P104"><text:s text:c="4"/>*Administrador: Cuenta<text:s/>única<text:s/>especial que podrá dar de alta nuevos profesores en el sistema.</text:p>
      <text:p text:style-name="P105">-Sistema de login.</text:p>
      <text:p text:style-name="P106">-Al ser una red privada no podrá registrarse quien quiera, los profesores<text:s/>deberán<text:s/>introducir los datos de<text:s/>los<text:s/>alumnos<text:s/>que cumplan los<text:s/>requisitos (Individualmente, o cargando datos<text:s/>masivamente con csv o<text:s/>Excel).</text:p>
      <text:p text:style-name="P107">-Se mandará automáticamente un correo electrónico a aquellas personas que hayan sido invitadas<text:s/>al sitio web con sus credenciales,<text:s/>que más tarde podrán modificar.</text:p>
      <text:p text:style-name="P108">-Las ofertas trabajo solo podrán ser vistas/seleccionadas por aquellos exalumnos<text:s/>que tengan la titulación mínima que la oferta de trabajo<text:s/>especifica.</text:p>
      <text:p text:style-name="P109">-Los profesores podrán mandar automáticamente un correo a la empresa con la información de los candidatos interesados.</text:p>
      <text:p text:style-name="P110">-Avisos automatizados si se suben nuevas ofertas que pudieran interesar al exalumno. El profesor tendrá la opción de mandar un aviso<text:s/>automático<text:s/>a los alumnos que el decida incluso si estos tienen<text:s/>desactivadas las notificaciones.</text:p>
      <text:p text:style-name="P111"/>
      <text:p text:style-name="P112"><text:s text:c="4"/>i. Identificar posibles mejoras o ampliaciones<text:s/></text:p>
      <text:p text:style-name="P113">-Los alumnos podrán subir un documento pdf con su curriculum a la plataforma que se adjuntará al mensaje que se le mande a la empresa.</text:p>
      <text:p text:style-name="P114">-Modo oscuro</text:p>
      <text:p text:style-name="P115">-Ordenación de ofertas de trabajo<text:s/>de acuerdo con<text:s/>sus<text:s/>preferencias personales.</text:p>
      <text:p text:style-name="P116">-Sistema de mensajería interna.</text:p>
      <text:p text:style-name="P117">-Modo alumno para profesores.</text:p>
      <text:p text:style-name="P118">-Perfil propio, con foto personal y bio de diferentes tipos para alumnos y profesores.</text:p>
      <text:p text:style-name="P119">-FQA y UX en general.</text:p>
      <text:p text:style-name="Normal"><text:span text:style-name="T120"><text:s text:c="7"/></text:span><text:span text:style-name="T121"><text:s/></text:span><text:span text:style-name="T122">1. Sin entrar en su planificación.</text:span></text:p>
      <text:p text:style-name="P123"/>
      <text:p text:style-name="P124">3. Analizar la información y el desarrollo</text:p>
      <text:p text:style-name="P125"><text:s text:c="4"/>a. Establecer cómo se obtiene la información necesaria<text:s/></text:p>
      <text:p text:style-name="P126"><text:s text:c="8"/>i. Cuándo<text:s/></text:p>
      <text:p text:style-name="P127"><text:s text:c="8"/>ii. De dónde se obtiene o quién la ofrece<text:s/></text:p>
      <text:p text:style-name="P128"><text:s text:c="8"/>iii. De qué forma se obtiene</text:p>
      <text:p text:style-name="P129">(Interpreto que todo este apartado se resume en citar fuentes al final del proyecto).</text:p>
      <text:p text:style-name="Normal"><text:span text:style-name="T130"><text:s text:c="4"/></text:span><text:span text:style-name="T131">b. Hacer una lista de los apartados básicos a desarrollar, con prioridades.<text:s/></text:span></text:p>
      <text:p text:style-name="P132">El proyecto cuenta con:</text:p>
      <text:p text:style-name="P133">-API Rest: Escrita en Java usando el framework Spring. Es la parte principal y prioritaria de la aplicación. Esta deberá proporcionar una capa de acceso a datos creada con Spring data JPA, una capa servicio con la lógica de<text:s/>negocio, controladores con los endpoints que harán posible la comunicación con el front-end,<text:s/>DTO’s y mapeadores para<text:s/>enviar<text:s/>al usuario solo la información necesaria<text:s/>e<text:s/>implementación de<text:s/>un<text:s/>sistema de autenticación y autorización con Spring Security.</text:p>
      <text:p text:style-name="Normal"><text:span text:style-name="T134">-Front-end: Escr</text:span><text:span text:style-name="T135">ito con TypeScript usando el framework<text:s/></text:span><text:span text:style-name="T136">Angular. Ligeramente</text:span><text:span text:style-name="T137"><text:s/>menos prioritario que el back-end pero igualmente ind</text:span><text:span text:style-name="T138">ispensable</text:span><text:span text:style-name="T139">.</text:span><text:span text:style-name="T140"><text:s/></text:span><text:span text:style-name="T141">Completare esta parte cuando me informe un poco más sobre<text:s/></text:span><text:span text:style-name="T142">cómo</text:span><text:span text:style-name="T143"><text:s/>funciona esta tecnología...</text:span></text:p>
      <text:p text:style-name="Normal"><text:span text:style-name="T144">-</text:span><text:span text:style-name="T145">Documentación</text:span><text:span text:style-name="T146">:<text:s/></text:span><text:span text:style-name="T147">Realización</text:span><text:span text:style-name="T148"><text:s/>de toda la documentación necesaria para facilitar el mantenimiento del proyecto y su exposición frente al<text:s/></text:span><text:span text:style-name="T149">jurado. Tiene gran prioridad ya que se exige para la presentación del proyecto.</text:span><text:span text:style-name="T150"><text:s/>Usare tanto Canva como</text:span><text:span text:style-name="T151"><text:s/>Visual</text:span><text:span text:style-name="T152"><text:s/></text:span><text:span text:style-name="T153">Paradig</text:span><text:span text:style-name="T154">m</text:span><text:span text:style-name="T155"><text:s/>para la creación del<text:s/></text:span><text:span text:style-name="T156">UML,<text:s/></text:span><text:span text:style-name="T157">así como las herramientas incorporadas que llevan<text:s/></text:span><text:span text:style-name="T158">tanto el IDE como el gestor de base de<text:s/></text:span><text:span text:style-name="T159">datos. Modelo</text:span><text:span text:style-name="T160"><text:s/>entidad-relación, Diagrama de Gantt, Diagrama de clases,</text:span><text:span text:style-name="T161"><text:s/>Diagrama de flujo,<text:s/></text:span><text:span text:style-name="T162">más</text:span><text:span text:style-name="T163"><text:s/>diagramas que se me vallan ocurriendo de<text:s/></text:span><text:span text:style-name="T164">aquí</text:span><text:span text:style-name="T165"><text:s/>al final del proyecto...</text:span></text:p>
      <text:p text:style-name="P166">-Diseño de pruebas tanto unitarias como de integración. Moderadamente importante, debido a<text:s/>mi intención de desarrollar el software de forma iterativa la existencia de estas pruebas será muy útil en posteriores versiones, además de añadir robustez a la aplicación.</text:p>
      <text:p text:style-name="Normal"><text:span text:style-name="T167">-</text:span><text:span text:style-name="T168">Despliegue de la aplicación de forma real</text:span><text:span text:style-name="T169">: P</text:span><text:span text:style-name="T170">unto<text:s/></text:span><text:span text:style-name="T171">moderadamente</text:span><text:span text:style-name="T172"><text:s/></text:span><text:span text:style-name="T173">importante,</text:span><text:span text:style-name="T174"><text:s/>pero de no poder hacerse siempre<text:s/></text:span><text:span text:style-name="T175">tendría</text:span><text:span text:style-name="T176"><text:s/>la posibilidad de</text:span><text:span text:style-name="T177"><text:s/></text:span><text:span text:style-name="T178">ejecutarla</text:span><text:span text:style-name="T179"><text:s/>de forma local.</text:span><text:span text:style-name="T180"><text:s/></text:span><text:span text:style-name="T181">Completare esta parte cuando me informe un poco más sobre cómo funciona esta tecnología...</text:span></text:p>
      <text:p text:style-name="P182">-Diseño y realización de una encuesta formal<text:s/>que distribuiré entre conocidos para evaluar el estado de la aplicación, si la experiencia de usuario es buena<text:s/>y descubrir errores en la aplicación que se me hayan podido escapar. Para esto usare un creador de encuestas online como www.survio.com.<text:s/>Esta parte tiene una prioridad baja<text:s/>ya que su realización implica que el proyecto esta esencialmente completado.</text:p>
      <text:p text:style-name="P183">-Iteraciones del proyecto con nuevas<text:s/>funcionalidades. Se<text:s/>realizará un nuevo estudio y diseño llegado el momento. Toda nueva iteración será un plus<text:s/>ya que el proyecto será plenamente funcional tras el primer ciclo.</text:p>
      <text:p text:style-name="P184"/>
      <text:p text:style-name="P185">4. Diseño<text:s/></text:p>
      <text:p text:style-name="P186"><text:s text:c="4"/>a. Si se desarrolla un producto<text:s/></text:p>
      <text:p text:style-name="P187"><text:s text:c="8"/>i. Modelo Entidad Relación (modelo conceptual).<text:s/></text:p>
      <text:p text:style-name="P188">Carpeta UML</text:p>
      <text:p text:style-name="Normal"><text:span text:style-name="T189"><text:s text:c="8"/></text:span><text:span text:style-name="T190">ii. Modelo estándar de datos.<text:s/></text:span></text:p>
      <text:p text:style-name="P191">Entiendo que es el modelo relacional…preguntar en tutoría</text:p>
      <text:p text:style-name="Normal"><text:span text:style-name="T192"><text:s text:c="8"/></text:span><text:span text:style-name="T193">iii. Diseño de interfaz.</text:span><text:span text:style-name="T194"><text:s/></text:span></text:p>
      <text:p text:style-name="P195"><text:s text:c="8"/>iv. Tecnologías utilizadas y justificación: frameworks, lenguajes, entornos, …<text:s/></text:p>
      <text:p text:style-name="P196"><text:s text:c="8"/>v. Esquema de la aplicación: clases, atributos, métodos, relaciones, etc<text:s/></text:p>
      <text:p text:style-name="Normal"><text:span text:style-name="T197"><text:s text:c="12"/>1. Posibilidad de usar un estándar (Diagrama de Clases de UML…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cabezad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cabezado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cabezad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cabezad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><text:page-number text:fixed="false"/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tonio Martinez Sanchez</meta:initial-creator>
    <dc:creator>Antonio Martinez Sanchez</dc:creator>
    <meta:creation-date>2025-03-30T19:50:00Z</meta:creation-date>
    <dc:date>2025-03-30T19:50:00Z</dc:date>
    <meta:template xlink:href="Normal.dotm" xlink:type="simple"/>
    <meta:editing-cycles>1</meta:editing-cycles>
    <meta:editing-duration>PT0S</meta:editing-duration>
    <meta:document-statistic meta:page-count="1" meta:paragraph-count="19" meta:word-count="1472" meta:character-count="9553" meta:row-count="67" meta:non-whitespace-character-count="8100"/>
  </office:meta>
</office:document-meta>
</file>